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29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3" style:family="paragraph">
      <style:paragraph-properties fo:text-align="center"/>
    </style:style>
    <style:style style:name="P4" style:family="paragraph">
      <style:text-properties fo:font-size="10pt" fo:font-style="italic" style:font-size-asian="10pt" style:font-style-asian="italic" style:font-size-complex="10pt" style:font-style-complex="italic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cm" svg:height="0.645cm" svg:x="10.687cm" svg:y="7.328cm">
          <draw:text-box>
            <text:p text:style-name="P1"><text:span text:style-name="T1">Ø</text:span></text:p>
          </draw:text-box>
        </draw:frame>
        <draw:line draw:style-name="gr2" draw:text-style-name="P3" draw:layer="layout" svg:x1="4.197cm" svg:y1="9.638cm" svg:x2="4.197cm" svg:y2="8.138cm">
          <text:p/>
        </draw:line>
        <draw:frame draw:style-name="gr3" draw:text-style-name="P4" draw:layer="layout" svg:width="2.798cm" svg:height="0.645cm" svg:x="2.783cm" svg:y="6.474cm">
          <draw:text-box>
            <text:p><text:span text:style-name="T2">Gottes Sohn</text:span></text:p>
          </draw:text-box>
        </draw:frame>
        <draw:line draw:style-name="gr2" draw:text-style-name="P3" draw:layer="layout" svg:x1="11.528cm" svg:y1="10.281cm" svg:x2="13.028cm" svg:y2="10.281cm">
          <text:p/>
        </draw:line>
        <draw:line draw:style-name="gr2" draw:text-style-name="P3" draw:layer="layout" svg:x1="12.329cm" svg:y1="11.068cm" svg:x2="12.328cm" svg:y2="10.281cm">
          <text:p/>
        </draw:line>
        <draw:line draw:style-name="gr2" draw:text-style-name="P3" draw:layer="layout" svg:x1="12.548cm" svg:y1="11.281cm" svg:x2="12.328cm" svg:y2="11.069cm">
          <text:p/>
        </draw:line>
        <draw:line draw:style-name="gr2" draw:text-style-name="P3" draw:layer="layout" svg:x1="13.028cm" svg:y1="10.282cm" svg:x2="13.123cm" svg:y2="10.168cm">
          <text:p/>
        </draw:line>
        <draw:line draw:style-name="gr2" draw:text-style-name="P3" draw:layer="layout" svg:x1="11.437cm" svg:y1="10.394cm" svg:x2="11.532cm" svg:y2="10.28cm">
          <text:p/>
        </draw:line>
        <draw:line draw:style-name="gr2" draw:text-style-name="P3" draw:layer="layout" svg:x1="9.33cm" svg:y1="11.068cm" svg:x2="9.329cm" svg:y2="10.281cm">
          <text:p/>
        </draw:line>
        <draw:line draw:style-name="gr2" draw:text-style-name="P3" draw:layer="layout" svg:x1="9.329cm" svg:y1="11.069cm" svg:x2="9.109cm" svg:y2="11.281cm">
          <text:p/>
        </draw:line>
        <draw:line draw:style-name="gr2" draw:text-style-name="P3" draw:layer="layout" svg:x1="8.528cm" svg:y1="10.281cm" svg:x2="10.028cm" svg:y2="10.281cm">
          <text:p/>
        </draw:line>
        <draw:line draw:style-name="gr2" draw:text-style-name="P3" draw:layer="layout" svg:x1="10.028cm" svg:y1="10.282cm" svg:x2="10.123cm" svg:y2="10.168cm">
          <text:p/>
        </draw:line>
        <draw:line draw:style-name="gr2" draw:text-style-name="P3" draw:layer="layout" svg:x1="8.437cm" svg:y1="10.394cm" svg:x2="8.532cm" svg:y2="10.28cm">
          <text:p/>
        </draw:line>
        <draw:line draw:style-name="gr2" draw:text-style-name="P3" draw:layer="layout" svg:x1="8.828cm" svg:y1="10.181cm" svg:x2="9.775cm" svg:y2="10.183cm">
          <text:p/>
        </draw:line>
        <draw:line draw:style-name="gr2" draw:text-style-name="P3" draw:layer="layout" svg:x1="11.829cm" svg:y1="10.181cm" svg:x2="12.776cm" svg:y2="10.183cm">
          <text:p/>
        </draw:line>
        <draw:line draw:style-name="gr2" draw:text-style-name="P3" draw:layer="layout" svg:x1="5.028cm" svg:y1="10.282cm" svg:x2="6.528cm" svg:y2="10.282cm">
          <text:p/>
        </draw:line>
        <draw:line draw:style-name="gr2" draw:text-style-name="P3" draw:layer="layout" svg:x1="5.829cm" svg:y1="11.069cm" svg:x2="5.828cm" svg:y2="10.282cm">
          <text:p/>
        </draw:line>
        <draw:line draw:style-name="gr2" draw:text-style-name="P3" draw:layer="layout" svg:x1="6.048cm" svg:y1="11.282cm" svg:x2="5.828cm" svg:y2="11.07cm">
          <text:p/>
        </draw:line>
        <draw:line draw:style-name="gr2" draw:text-style-name="P3" draw:layer="layout" svg:x1="6.528cm" svg:y1="10.283cm" svg:x2="6.623cm" svg:y2="10.169cm">
          <text:p/>
        </draw:line>
        <draw:line draw:style-name="gr2" draw:text-style-name="P3" draw:layer="layout" svg:x1="4.937cm" svg:y1="10.395cm" svg:x2="5.032cm" svg:y2="10.281cm">
          <text:p/>
        </draw:line>
        <draw:line draw:style-name="gr2" draw:text-style-name="P3" draw:layer="layout" svg:x1="2.83cm" svg:y1="11.069cm" svg:x2="2.829cm" svg:y2="10.282cm">
          <text:p/>
        </draw:line>
        <draw:line draw:style-name="gr2" draw:text-style-name="P3" draw:layer="layout" svg:x1="2.829cm" svg:y1="11.07cm" svg:x2="2.609cm" svg:y2="11.282cm">
          <text:p/>
        </draw:line>
        <draw:line draw:style-name="gr2" draw:text-style-name="P3" draw:layer="layout" svg:x1="2.028cm" svg:y1="10.282cm" svg:x2="3.528cm" svg:y2="10.282cm">
          <text:p/>
        </draw:line>
        <draw:line draw:style-name="gr2" draw:text-style-name="P3" draw:layer="layout" svg:x1="3.528cm" svg:y1="10.283cm" svg:x2="3.623cm" svg:y2="10.169cm">
          <text:p/>
        </draw:line>
        <draw:line draw:style-name="gr2" draw:text-style-name="P3" draw:layer="layout" svg:x1="1.937cm" svg:y1="10.395cm" svg:x2="2.032cm" svg:y2="10.281cm">
          <text:p/>
        </draw:line>
        <draw:frame draw:style-name="gr4" draw:text-style-name="P5" draw:layer="layout" svg:width="0.769cm" svg:height="0.758cm" svg:x="8.683cm" svg:y="7.287cm">
          <draw:text-box>
            <text:p text:style-name="P3"><text:span text:style-name="T1">A</text:span></text:p>
          </draw:text-box>
        </draw:frame>
        <draw:frame draw:style-name="gr4" draw:text-style-name="P5" draw:layer="layout" svg:width="0.777cm" svg:height="0.758cm" svg:x="7.684cm" svg:y="7.287cm">
          <draw:text-box>
            <text:p text:style-name="P3"><text:span text:style-name="T1">O</text:span></text:p>
          </draw:text-box>
        </draw:frame>
        <draw:frame draw:style-name="gr4" draw:text-style-name="P5" draw:layer="layout" svg:width="0.769cm" svg:height="0.758cm" svg:x="9.685cm" svg:y="7.287cm">
          <draw:text-box>
            <text:p text:style-name="P3"><text:span text:style-name="T1">I</text:span></text:p>
          </draw:text-box>
        </draw:frame>
        <draw:frame draw:style-name="gr4" draw:text-style-name="P5" draw:layer="layout" svg:width="0.769cm" svg:height="0.758cm" svg:x="6.586cm" svg:y="7.287cm">
          <draw:text-box>
            <text:p text:style-name="P3"><text:span text:style-name="T1">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13T22:50:41</dc:date>
    <dc:creator>artur </dc:creator>
    <meta:editing-duration>PT05H24M58S</meta:editing-duration>
    <meta:editing-cycles>16</meta:editing-cycles>
    <meta:generator>OpenOffice.org/3.2$Linux OpenOffice.org_project/320m19$Build-9505</meta:generator>
    <meta:printed-by>artur </meta:printed-by>
    <meta:print-date>2011-02-09T05:06:39</meta:print-date>
    <meta:document-statistic meta:object-count="29"/>
  </office:meta>
</office:document-meta>
</file>